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2623" officeooo:paragraph-rsid="00192623"/>
    </style:style>
    <style:style style:name="P2" style:family="paragraph" style:parent-style-name="Standard">
      <style:paragraph-properties fo:text-align="center" style:justify-single-word="false"/>
      <style:text-properties officeooo:rsid="00192623" officeooo:paragraph-rsid="00192623"/>
    </style:style>
    <style:style style:name="P3" style:family="paragraph" style:parent-style-name="Standard">
      <style:text-properties officeooo:rsid="00192623" officeooo:paragraph-rsid="001c62a8"/>
    </style:style>
    <style:style style:name="P4" style:family="paragraph" style:parent-style-name="Standard">
      <style:text-properties officeooo:rsid="001c62a8" officeooo:paragraph-rsid="001c62a8"/>
    </style:style>
    <style:style style:name="P5" style:family="paragraph" style:parent-style-name="Standard">
      <style:text-properties officeooo:rsid="002164b8" officeooo:paragraph-rsid="002164b8"/>
    </style:style>
    <style:style style:name="P6" style:family="paragraph" style:parent-style-name="Standard">
      <style:text-properties officeooo:rsid="002164b8" officeooo:paragraph-rsid="002337c8"/>
    </style:style>
    <style:style style:name="P7" style:family="paragraph" style:parent-style-name="Standard">
      <style:text-properties officeooo:rsid="002337c8" officeooo:paragraph-rsid="002337c8"/>
    </style:style>
    <style:style style:name="P8" style:family="paragraph" style:parent-style-name="Standard">
      <style:text-properties officeooo:rsid="002337c8" officeooo:paragraph-rsid="0023d5cb"/>
    </style:style>
    <style:style style:name="P9" style:family="paragraph" style:parent-style-name="Standard">
      <style:text-properties officeooo:rsid="0023d5cb" officeooo:paragraph-rsid="0023d5cb"/>
    </style:style>
    <style:style style:name="P10" style:family="paragraph" style:parent-style-name="Standard">
      <style:text-properties officeooo:rsid="00255267" officeooo:paragraph-rsid="00255267"/>
    </style:style>
    <style:style style:name="P11" style:family="paragraph" style:parent-style-name="Standard">
      <style:text-properties officeooo:rsid="00255267" officeooo:paragraph-rsid="0025e4d1"/>
    </style:style>
    <style:style style:name="P12" style:family="paragraph" style:parent-style-name="Standard">
      <style:text-properties officeooo:rsid="0025e4d1" officeooo:paragraph-rsid="0025e4d1"/>
    </style:style>
    <style:style style:name="P13" style:family="paragraph" style:parent-style-name="Standard">
      <style:text-properties officeooo:rsid="0025e4d1" officeooo:paragraph-rsid="00279d4a"/>
    </style:style>
    <style:style style:name="P14" style:family="paragraph" style:parent-style-name="Standard">
      <style:text-properties officeooo:rsid="0025e4d1" officeooo:paragraph-rsid="0029506a"/>
    </style:style>
    <style:style style:name="P15" style:family="paragraph" style:parent-style-name="Standard">
      <style:text-properties officeooo:rsid="002aa299" officeooo:paragraph-rsid="002aa299"/>
    </style:style>
    <style:style style:name="P16" style:family="paragraph" style:parent-style-name="Standard">
      <style:text-properties officeooo:rsid="002beb2e" officeooo:paragraph-rsid="002beb2e"/>
    </style:style>
    <style:style style:name="P17" style:family="paragraph" style:parent-style-name="Standard">
      <style:text-properties officeooo:rsid="002ecbf8" officeooo:paragraph-rsid="002ecbf8"/>
    </style:style>
    <style:style style:name="P18" style:family="paragraph" style:parent-style-name="Standard">
      <style:text-properties fo:font-style="italic" officeooo:rsid="00192623" officeooo:paragraph-rsid="00192623" style:font-style-asian="italic" style:font-style-complex="italic"/>
    </style:style>
    <style:style style:name="P19" style:family="paragraph" style:parent-style-name="Standard">
      <style:text-properties officeooo:rsid="001a91eb" officeooo:paragraph-rsid="00302560"/>
    </style:style>
    <style:style style:name="P20" style:family="paragraph" style:parent-style-name="Standard">
      <style:text-properties style:text-position="0% 100%" officeooo:rsid="0031b648" officeooo:paragraph-rsid="002ecbf8"/>
    </style:style>
    <style:style style:name="P21" style:family="paragraph" style:parent-style-name="Standard">
      <style:paragraph-properties fo:break-before="page"/>
      <style:text-properties officeooo:rsid="002337c8" officeooo:paragraph-rsid="002337c8"/>
    </style:style>
    <style:style style:name="P22" style:family="paragraph" style:parent-style-name="Standard">
      <style:paragraph-properties fo:break-before="page"/>
      <style:text-properties officeooo:rsid="002337c8" officeooo:paragraph-rsid="0023d5cb"/>
    </style:style>
    <style:style style:name="P23" style:family="paragraph" style:parent-style-name="Standard">
      <style:paragraph-properties fo:break-before="page"/>
      <style:text-properties officeooo:rsid="00255267" officeooo:paragraph-rsid="00255267"/>
    </style:style>
    <style:style style:name="P24" style:family="paragraph" style:parent-style-name="Standard">
      <style:paragraph-properties fo:break-before="page"/>
      <style:text-properties officeooo:rsid="002aa299" officeooo:paragraph-rsid="002aa299"/>
    </style:style>
    <style:style style:name="P25" style:family="paragraph" style:parent-style-name="Standard" style:list-style-name="L1">
      <style:text-properties officeooo:rsid="002337c8" officeooo:paragraph-rsid="002337c8"/>
    </style:style>
    <style:style style:name="P26" style:family="paragraph" style:parent-style-name="Standard">
      <style:text-properties officeooo:rsid="002ecbf8" officeooo:paragraph-rsid="00348228"/>
    </style:style>
    <style:style style:name="P27" style:family="paragraph">
      <style:paragraph-properties fo:text-align="center"/>
    </style:style>
    <style:style style:name="T1" style:family="text">
      <style:text-properties officeooo:rsid="001a91eb"/>
    </style:style>
    <style:style style:name="T2" style:family="text">
      <style:text-properties officeooo:rsid="001c62a8"/>
    </style:style>
    <style:style style:name="T3" style:family="text">
      <style:text-properties officeooo:rsid="001e3a85"/>
    </style:style>
    <style:style style:name="T4" style:family="text">
      <style:text-properties officeooo:rsid="002164b8"/>
    </style:style>
    <style:style style:name="T5" style:family="text">
      <style:text-properties officeooo:rsid="0021ed4a"/>
    </style:style>
    <style:style style:name="T6" style:family="text">
      <style:text-properties style:text-position="sub 58%"/>
    </style:style>
    <style:style style:name="T7" style:family="text">
      <style:text-properties officeooo:rsid="0023d5cb"/>
    </style:style>
    <style:style style:name="T8" style:family="text">
      <style:text-properties officeooo:rsid="0024be32"/>
    </style:style>
    <style:style style:name="T9" style:family="text">
      <style:text-properties style:text-position="super 58%"/>
    </style:style>
    <style:style style:name="T10" style:family="text">
      <style:text-properties style:text-position="super 58%" officeooo:rsid="002c2198"/>
    </style:style>
    <style:style style:name="T11" style:family="text">
      <style:text-properties style:text-position="super 58%" officeooo:rsid="0031b648"/>
    </style:style>
    <style:style style:name="T12" style:family="text">
      <style:text-properties style:text-position="super 58%" officeooo:rsid="0031c504"/>
    </style:style>
    <style:style style:name="T13" style:family="text">
      <style:text-properties style:text-position="super 58%" officeooo:rsid="00348228"/>
    </style:style>
    <style:style style:name="T14" style:family="text">
      <style:text-properties style:text-position="0% 100%"/>
    </style:style>
    <style:style style:name="T15" style:family="text">
      <style:text-properties style:text-position="0% 100%" officeooo:rsid="002c2198"/>
    </style:style>
    <style:style style:name="T16" style:family="text">
      <style:text-properties style:text-position="0% 100%" officeooo:rsid="002ce4d8"/>
    </style:style>
    <style:style style:name="T17" style:family="text">
      <style:text-properties style:text-position="0% 100%" officeooo:rsid="002edfe8"/>
    </style:style>
    <style:style style:name="T18" style:family="text">
      <style:text-properties style:text-position="0% 100%" officeooo:rsid="0031b648"/>
    </style:style>
    <style:style style:name="T19" style:family="text">
      <style:text-properties style:text-position="0% 100%" officeooo:rsid="00348228"/>
    </style:style>
    <style:style style:name="T20" style:family="text">
      <style:text-properties officeooo:rsid="0025e4d1"/>
    </style:style>
    <style:style style:name="T21" style:family="text">
      <style:text-properties officeooo:rsid="0026fb32"/>
    </style:style>
    <style:style style:name="T22" style:family="text">
      <style:text-properties officeooo:rsid="00279d4a"/>
    </style:style>
    <style:style style:name="T23" style:family="text">
      <style:text-properties officeooo:rsid="0029506a"/>
    </style:style>
    <style:style style:name="T24" style:family="text">
      <style:text-properties officeooo:rsid="002b0406"/>
    </style:style>
    <style:style style:name="T25" style:family="text">
      <style:text-properties officeooo:rsid="002beb2e"/>
    </style:style>
    <style:style style:name="T26" style:family="text">
      <style:text-properties officeooo:rsid="002c2198"/>
    </style:style>
    <style:style style:name="T27" style:family="text">
      <style:text-properties officeooo:rsid="002edfe8"/>
    </style:style>
    <style:style style:name="T28" style:family="text">
      <style:text-properties officeooo:rsid="00324d4d"/>
    </style:style>
    <style:style style:name="T29" style:family="text">
      <style:text-properties officeooo:rsid="00332319"/>
    </style:style>
    <style:style style:name="T30" style:family="text">
      <style:text-properties officeooo:rsid="00348228"/>
    </style:style>
    <style:style style:name="T31" style:family="text">
      <style:text-properties officeooo:rsid="0035519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1209in" fo:min-width="0.12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Detecting Existence of<text:line-break/>Asymmetric </text:span>Boolean Paths</text:p>
      <text:p text:style-name="P2">by Sven Nilsen, 2017</text:p>
      <text:p text:style-name="P1"/>
      <text:p text:style-name="P18">In this paper I represent an efficient algorithm that <text:span text:style-name="T1">detects whether a boolean function has an asymmetric path (cross argument not supported). I also discuss an interpretation of a binary encoding for detecting repeating patterns in binary sequences, and a natural bias that can be assigned to shorter programs aka Occam’s Razor when picking random boolean functions.</text:span></text:p>
      <text:p text:style-name="P1"/>
      <text:p text:style-name="P19">A working implementation is located under “rust_experiments/boolean_paths”.</text:p>
      <text:p text:style-name="P1"/>
      <text:p text:style-name="P4">All boolean functions can be constructed using a higher order `if`:</text:p>
      <text:p text:style-name="P1"/>
      <text:p text:style-name="P1"><text:tab/><text:span text:style-name="T2">if := \(a, b) = \(c) = if c { a } else { b }</text:span></text:p>
      <text:p text:style-name="P1"/>
      <text:p text:style-name="P4">For example:</text:p>
      <text:p text:style-name="P4"/>
      <text:p text:style-name="P4"><text:tab/>if(false, false) &lt;=&gt; false_1</text:p>
      <text:p text:style-name="P4"><text:tab/>if(false, true) &lt;=&gt; not</text:p>
      <text:p text:style-name="P1"><text:tab/><text:span text:style-name="T2">if(true, false) &lt;=&gt; id</text:span></text:p>
      <text:p text:style-name="P3"><text:tab/><text:span text:style-name="T2">if(true, true) &lt;=&gt; true_1</text:span></text:p>
      <text:p text:style-name="P3"><text:tab/><text:span text:style-name="T2">if(id, false_1) &lt;=&gt; and</text:span></text:p>
      <text:p text:style-name="P3"><text:tab/><text:span text:style-name="T2">if(true_1, id) &lt;=&gt; or</text:span><text:tab/></text:p>
      <text:p text:style-name="P1"/>
      <text:p text:style-name="P4">The algorithm, that detects existence of asymmetric boolean paths, takes a binary tree description of the function using `if` <text:span text:style-name="T4">for</text:span> <text:span text:style-name="T4">branches</text:span> and `false/<text:span text:style-name="T3">true</text:span>` as leafs.</text:p>
      <text:p text:style-name="P4"/>
      <text:p text:style-name="P4"><draw:custom-shape text:anchor-type="paragraph" draw:z-index="6" draw:name="Shape1" draw:style-name="gr2" draw:text-style-name="P27" svg:width="0.1713in" svg:height="0.1713in" svg:x="2.0154in" svg:y="0.143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line text:anchor-type="paragraph" draw:z-index="4" draw:name="Shape2" draw:style-name="gr1" draw:text-style-name="P27" svg:x1="2.0744in" svg:y1="0.0571in" svg:x2="1.7465in" svg:y2="0.6087in"><text:p/></draw:line><draw:line text:anchor-type="paragraph" draw:z-index="5" draw:name="Shape3" draw:style-name="gr1" draw:text-style-name="P27" svg:x1="2.1201in" svg:y1="0.0701in" svg:x2="2.4945in" svg:y2="0.6083in"><text:p/></draw:line></text:p>
      <text:p text:style-name="P4"/>
      <text:p text:style-name="P4"><draw:custom-shape text:anchor-type="paragraph" draw:z-index="7" draw:name="Shape1" draw:style-name="gr2" draw:text-style-name="P27" svg:width="0.1713in" svg:height="0.1713in" svg:x="1.648in" svg:y="0.1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2" draw:text-style-name="P27" svg:width="0.1713in" svg:height="0.1713in" svg:x="2.3898in" svg:y="0.14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line text:anchor-type="paragraph" draw:z-index="3" draw:name="Shape2" draw:style-name="gr1" draw:text-style-name="P27" svg:x1="1.7063in" svg:y1="0.0335in" svg:x2="1.3783in" svg:y2="0.585in"><text:p/></draw:line><draw:line text:anchor-type="paragraph" draw:z-index="2" draw:name="Shape3" draw:style-name="gr1" draw:text-style-name="P27" svg:x1="1.752in" svg:y1="0.0465in" svg:x2="1.9622in" svg:y2="0.5846in"><text:p/></draw:line><draw:line text:anchor-type="paragraph" draw:z-index="0" draw:name="Shape3" draw:style-name="gr1" draw:text-style-name="P27" svg:x1="2.4937in" svg:y1="0.0862in" svg:x2="2.7894in" svg:y2="0.5787in"><text:p/></draw:line><draw:line text:anchor-type="paragraph" draw:z-index="1" draw:name="Shape2" draw:style-name="gr1" draw:text-style-name="P27" svg:x1="2.4476in" svg:y1="0.0728in" svg:x2="2.2839in" svg:y2="0.6244in"><text:p/></draw:line></text:p>
      <text:p text:style-name="P4"/>
      <text:p text:style-name="P4"><draw:custom-shape text:anchor-type="paragraph" draw:z-index="9" draw:name="Shape1" draw:style-name="gr2" draw:text-style-name="P27" svg:width="0.1713in" svg:height="0.1713in" svg:x="1.2929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 draw:style-name="gr2" draw:text-style-name="P27" svg:width="0.1713in" svg:height="0.1713in" svg:x="1.8638in" svg:y="0.1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 draw:style-name="gr2" draw:text-style-name="P27" svg:width="0.1713in" svg:height="0.1713in" svg:x="2.2055in" svg:y="0.1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 draw:style-name="gr2" draw:text-style-name="P27" svg:width="0.1713in" svg:height="0.1713in" svg:x="2.7043in" svg:y="0.136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
      <text:p text:style-name="P6">In normal programming it is common to shorten down the branches with early returns from a function. Here I use a complete tree, because it has the property that each layer of depth corresponds to the processing of an input boolean value.</text:p>
      <text:p text:style-name="P6"/>
      <text:p text:style-name="P6">It also proves that a binary function is determined only by the leaves of the tree, since the functionality of each branch depends on its sub nodes, <text:span text:style-name="T5">which in turn depends on the leaves</text:span>.</text:p>
      <text:p text:style-name="P6"/>
      <text:p text:style-name="P7"/>
      <text:p text:style-name="P21">An asymmetric path is a list of functions that maps each input argument and the return value to a new boolean value:</text:p>
      <text:p text:style-name="P7"/>
      <text:p text:style-name="P7"><text:tab/>f[g<text:span text:style-name="T6">0</text:span>, g<text:span text:style-name="T6">1</text:span>, …, g<text:span text:style-name="T6">n</text:span>] &lt;=&gt; {h<text:span text:style-name="T6">0</text:span>, h<text:span text:style-name="T6">1</text:span>, …, h<text:span text:style-name="T6">n</text:span>}</text:p>
      <text:p text:style-name="P5"/>
      <text:p text:style-name="P7">This corresponds to 3 possibilities:</text:p>
      <text:p text:style-name="P7"/>
      <text:list xml:id="list4537698567145196314" text:style-name="L1">
        <text:list-item>
          <text:p text:style-name="P25">Non-existent path (empty function set)</text:p>
        </text:list-item>
        <text:list-item>
          <text:p text:style-name="P25">Total path (function set with one element)</text:p>
        </text:list-item>
        <text:list-item>
          <text:p text:style-name="P25">Partial function (function set with more than one element<text:span text:style-name="T29">)</text:span></text:p>
        </text:list-item>
      </text:list>
      <text:p text:style-name="P7"/>
      <text:p text:style-name="P7">For boolean functions, when cross argument paths are not supported, the only valid functions of `g` are the ones of the type `bool → bool`:</text:p>
      <text:p text:style-name="P7"/>
      <text:p text:style-name="P7"><text:tab/>false_1</text:p>
      <text:p text:style-name="P7"><text:tab/>not</text:p>
      <text:p text:style-name="P7"><text:tab/>id</text:p>
      <text:p text:style-name="P7"><text:tab/>true_1</text:p>
      <text:p text:style-name="P7"/>
      <text:p text:style-name="P7">Two of these functions collapses the argument, and two preserves structure:</text:p>
      <text:p text:style-name="P7"/>
      <text:p text:style-name="P7"><text:tab/>{false_1, true_1}<text:tab/><text:tab/>Collapses the argument</text:p>
      <text:p text:style-name="P7"><text:tab/>{not, id}<text:tab/><text:tab/><text:tab/>Preserves structure</text:p>
      <text:p text:style-name="P7"/>
      <text:p text:style-name="P8">When a parent node has identical <text:span text:style-name="T7">children, its argument is irrelevant, because it does not matter whether you pass it `false` or `true` since the function has the same behavior anyway.</text:span></text:p>
      <text:p text:style-name="P8"/>
      <text:p text:style-name="P9">Collapsing functions of type `bool → bool` for `g` do the same as asking whether the argument is irrelevant for the function, or it creates a “tension” that must be resolved by collapsing later arguments.</text:p>
      <text:p text:style-name="P8"/>
      <text:p text:style-name="P9">Therefore, as the Rust code on the next page demonstrates, the algorithm to <text:span text:style-name="T8">detect the existence of a path has very low complexity, because it only need to keep track of the tension and detect whether it has been solved for child nodes.</text:span></text:p>
      <text:p text:style-name="P22"/>
      <text:p text:style-name="P9"><text:s text:c="2"/>pub fn has_asympath(&amp;self, ps: &amp;[Expr], tension: bool) -&gt; bool {</text:p>
      <text:p text:style-name="P9"><text:s text:c="8"/>// When both sub functions are the same,</text:p>
      <text:p text:style-name="P9"><text:s text:c="8"/>// the argument is irrelevant, so it does not matter</text:p>
      <text:p text:style-name="P9"><text:s text:c="8"/>// what the path does.</text:p>
      <text:p text:style-name="P9"><text:s text:c="8"/>if self.is_irrelevant() {</text:p>
      <text:p text:style-name="P9"><text:s text:c="12"/>if let Expr::If(ref a, _) = *self {</text:p>
      <text:p text:style-name="P9"><text:s text:c="16"/>// The tension is inherited.</text:p>
      <text:p text:style-name="P9"><text:s text:c="16"/>return a.has_asympath(&amp;ps[1..], tension)</text:p>
      <text:p text:style-name="P9"><text:s text:c="12"/>} else {</text:p>
      <text:p text:style-name="P9"><text:s text:c="16"/>unreachable!()</text:p>
      <text:p text:style-name="P9"><text:s text:c="12"/>}</text:p>
      <text:p text:style-name="P9"><text:s text:c="8"/>}</text:p>
      <text:p text:style-name="P9"/>
      <text:p text:style-name="P9"><text:s text:c="8"/>if ps[0].collapses() {</text:p>
      <text:p text:style-name="P9"><text:s text:c="12"/>// Collapse argument.</text:p>
      <text:p text:style-name="P9"><text:s text:c="12"/>match *self {</text:p>
      <text:p text:style-name="P9"><text:s text:c="16"/>// Last value, tension is resolved by collapsing.</text:p>
      <text:p text:style-name="P9"><text:s text:c="16"/>Expr::False | Expr::True =&gt; true,</text:p>
      <text:p text:style-name="P9"><text:s text:c="16"/>Expr::If(ref a, ref b) =&gt; {</text:p>
      <text:p text:style-name="P9"><text:s text:c="20"/>a.has_asympath(&amp;ps[1..], true) &amp;&amp;</text:p>
      <text:p text:style-name="P9"><text:s text:c="20"/>b.has_asympath(&amp;ps[1..], true)</text:p>
      <text:p text:style-name="P9"><text:s text:c="16"/>}</text:p>
      <text:p text:style-name="P9"><text:s text:c="12"/>}</text:p>
      <text:p text:style-name="P9"><text:s text:c="8"/>} else if ps[0].preserves_structure() {</text:p>
      <text:p text:style-name="P9"><text:s text:c="12"/>// Preserve structure.</text:p>
      <text:p text:style-name="P9"><text:s text:c="12"/>match *self {</text:p>
      <text:p text:style-name="P9"><text:s text:c="16"/>// Last value, path exists if there is no tension.</text:p>
      <text:p text:style-name="P9"><text:s text:c="16"/>Expr::False | Expr::True =&gt; !tension,</text:p>
      <text:p text:style-name="P9"><text:s text:c="16"/>Expr::If(ref a, ref b) =&gt; {</text:p>
      <text:p text:style-name="P9"><text:s text:c="20"/>a.has_asympath(&amp;ps[1..], tension) &amp;&amp;</text:p>
      <text:p text:style-name="P9"><text:s text:c="20"/>b.has_asympath(&amp;ps[1..], tension)</text:p>
      <text:p text:style-name="P9"><text:s text:c="16"/>}</text:p>
      <text:p text:style-name="P9"><text:s text:c="12"/>}</text:p>
      <text:p text:style-name="P9"><text:s text:c="8"/>} else {</text:p>
      <text:p text:style-name="P9"><text:s text:c="12"/>false</text:p>
      <text:p text:style-name="P9"><text:s text:c="8"/>}</text:p>
      <text:p text:style-name="P9"><text:s text:c="4"/>}</text:p>
      <text:p text:style-name="P9"/>
      <text:p text:style-name="P23">A simple binary encoding of this algorithm can use a `2<text:span text:style-name="T9">N</text:span><text:span text:style-name="T14">`</text:span> sequence of bits to store values of the leaves, such that it corresponds to a truth table.</text:p>
      <text:p text:style-name="P10"/>
      <text:p text:style-name="P10"><text:tab/>arg<text:span text:style-name="T6">0</text:span><text:tab/>arg<text:span text:style-name="T6">1</text:span><text:tab/>and<text:tab/>or</text:p>
      <text:p text:style-name="P10"><text:tab/>0<text:tab/>0<text:tab/>0<text:tab/>0</text:p>
      <text:p text:style-name="P10"><text:tab/>0<text:tab/>1<text:tab/>0<text:tab/>1</text:p>
      <text:p text:style-name="P10"><text:tab/>1<text:tab/>0<text:tab/>0<text:tab/>1</text:p>
      <text:p text:style-name="P10"><text:tab/>1<text:tab/>1<text:tab/>1<text:tab/>1</text:p>
      <text:p text:style-name="P10"/>
      <text:p text:style-name="P10"><text:tab/>0001<text:tab/>and</text:p>
      <text:p text:style-name="P10"><text:tab/>0111<text:tab/>or</text:p>
      <text:p text:style-name="P11"/>
      <text:p text:style-name="P11"><text:span text:style-name="T20">To encode the asymmetric path, one uses a</text:span> `N` bit sequence where `0` is collapsing the argument and `1` is preserving structure, <text:span text:style-name="T20">but the last bit for output is removed because collapsing the output leads to the same solution</text:span>.</text:p>
      <text:p text:style-name="P10"/>
      <text:p text:style-name="P10"><text:tab/>11<text:tab/>{[not → not →<text:span text:style-name="T20"> ?</text:span>], [not → not → ?], …, [id → id → ?]}</text:p>
      <text:p text:style-name="P10"><text:tab/>01<text:tab/>{[false_1 → not →<text:span text:style-name="T20"> ?</text:span>], [false_1 → not → ?], …, [true_1 → id → ?]}</text:p>
      <text:p text:style-name="P10"/>
      <text:p text:style-name="P12"><text:span text:style-name="T23">A</text:span> such encoding detects repeating patterns in a binary sequence:</text:p>
      <text:p text:style-name="P12"/>
      <text:p text:style-name="P12"><text:tab/>path(0000, 00) =&gt; 1</text:p>
      <text:p text:style-name="P12"><text:tab/>path(0001, 00) =&gt; 0</text:p>
      <text:p text:style-name="P12"><text:tab/>path(0101, 01) =&gt; 1</text:p>
      <text:p text:style-name="P12"><text:tab/><text:span text:style-name="T21">path(0101, 00) =&gt; 0</text:span></text:p>
      <text:p text:style-name="P12"><text:tab/>path(01100110, 011) =&gt; 1</text:p>
      <text:p text:style-name="P12"><text:tab/>path(01100110, 010) =&gt; 0</text:p>
      <text:p text:style-name="P12"><text:tab/><text:span text:style-name="T21">path(01010101, 101) =&gt; 1</text:span></text:p>
      <text:p text:style-name="P12"><text:tab/><text:span text:style-name="T21">path(01010101, 001) =&gt; 1</text:span></text:p>
      <text:p text:style-name="P14"><text:tab/><text:span text:style-name="T23">path(</text:span>01100110<text:span text:style-name="T22">10011001, 1011) =&gt; 1</text:span></text:p>
      <text:p text:style-name="P14"><text:tab/><text:span text:style-name="T23">path(0011110000111100, 0110) =&gt; 1</text:span></text:p>
      <text:p text:style-name="P12"/>
      <text:p text:style-name="P12">The <text:span text:style-name="T21">lowest encoding of the second argument collapses as many arguments as possible, and describes the characteristic repeating pattern for a sequence. Yet, since the left side is separated from the right side, this pattern can be non-trivial and difficult to spot in longer sequences:</text:span></text:p>
      <text:p text:style-name="P12"/>
      <text:p text:style-name="P13"><text:tab/> 01100110<text:span text:style-name="T22">10011001<text:tab/><text:tab/>1</text:span></text:p>
      <text:p text:style-name="P13"><text:tab/>01100110 <text:s text:c="2"/><text:span text:style-name="T22">10011001<text:tab/><text:tab/>0</text:span></text:p>
      <text:p text:style-name="P13"><text:s text:c="5"/><text:tab/> <text:s text:c="4"/><text:span text:style-name="T22">0110 <text:s text:c="8"/>1001<text:tab/><text:tab/>1</text:span></text:p>
      <text:p text:style-name="P13"><text:s text:c="15"/><text:span text:style-name="T22">01 <text:s text:c="2"/>10 <text:s text:c="5"/>10 <text:s text:c="3"/>01<text:tab/><text:tab/>1</text:span></text:p>
      <text:p text:style-name="P12"/>
      <text:p text:style-name="P14"><text:tab/> <text:span text:style-name="T23">0011110000111100<text:tab/><text:tab/>0</text:span></text:p>
      <text:p text:style-name="P14"><text:tab/> <text:s text:c="8"/><text:span text:style-name="T23">00111100<text:tab/><text:tab/>1</text:span></text:p>
      <text:p text:style-name="P14"><text:tab/> <text:s text:c="5"/><text:span text:style-name="T23">0011 <text:s text:c="4"/>1100<text:tab/><text:tab/>1</text:span></text:p>
      <text:p text:style-name="P14"><text:s text:c="17"/><text:span text:style-name="T23">00 <text:s/>11 <text:s/>11 <text:s text:c="2"/>00<text:tab/><text:tab/>0</text:span></text:p>
      <text:p text:style-name="P14"/>
      <text:p text:style-name="P15"/>
      <text:p text:style-name="P24">In a random sequence, a `0` in the characteristic repeating pattern has <text:span text:style-name="T25">the </text:span>same likelihood <text:span text:style-name="T24">to occur anywhere, because the chance that an argument is irrelevant to a boolean function is the same no matter which order we put the arguments.</text:span></text:p>
      <text:p text:style-name="P15"/>
      <text:p text:style-name="P16">As a random bit sequence increases in size, it is intuitive to assume the chance that a `0` occurs in the characteristic repeating pattern goes down. <text:span text:style-name="T26">This is based on the idea that both child nodes are the same for all parent nodes at the same level. At the top, you would have to pick two identical sub trees by random. At the bottom, each parent node at the same level, which are `2</text:span><text:span text:style-name="T10">N</text:span><text:span text:style-name="T26">` parent nodes, would have to pick same values of `bool` as leafs with 0.5 probability.</text:span></text:p>
      <text:p text:style-name="P16"/>
      <text:p text:style-name="P16"><text:tab/><text:span text:style-name="T26">0.5^2</text:span><text:span text:style-name="T10">N</text:span><text:span text:style-name="T15"> </text:span><text:span text:style-name="T16">= </text:span><text:span text:style-name="T26">1/(2^2</text:span><text:span text:style-name="T10">N</text:span><text:span text:style-name="T26">)</text:span></text:p>
      <text:p text:style-name="P16"/>
      <text:p text:style-name="P16"><text:tab/>Arguments<text:tab/><text:span text:style-name="T26">Probability<text:tab/>Fraction</text:span></text:p>
      <text:p text:style-name="P16"><text:tab/>1<text:tab/><text:tab/>0.5<text:tab/><text:tab/><text:span text:style-name="T26">1/2</text:span><text:span text:style-name="T10">1</text:span></text:p>
      <text:p text:style-name="P16"><text:tab/>2<text:tab/><text:tab/><text:span text:style-name="T26">0.25<text:tab/><text:tab/>1/2</text:span><text:span text:style-name="T10">2</text:span></text:p>
      <text:p text:style-name="P16"><text:tab/><text:span text:style-name="T26">3<text:tab/><text:tab/>0.125<text:tab/><text:tab/>1/2</text:span><text:span text:style-name="T10">3</text:span></text:p>
      <text:p text:style-name="P16"/>
      <text:p text:style-name="P17">Every irrelevant argument in a boolean function means the same computation could be performed in a lower function space, e.g. instead of `bool → bool → bool` it could be done in `bool → bool`. This means that a random function <text:span text:style-name="T28">has a</text:span> naturally bias to be logically equivalent to a shorter program. The bias can be represented as a conditional probability `P(M | N)` where `M` is number of arguments in the shorter program, and `N` is <text:span text:style-name="T27">the </text:span>number of arguments in the larger function space.</text:p>
      <text:p text:style-name="P17"/>
      <text:p text:style-name="P26"><text:tab/>P(M | N) = <text:span text:style-name="T31">bin(N, M)(</text:span>1/2<text:span text:style-name="T9">N</text:span><text:span text:style-name="T17">)</text:span><text:span text:style-name="T12">N-</text:span><text:span text:style-name="T11">M</text:span><text:span text:style-name="T18">(1-1/2</text:span><text:span text:style-name="T11">N</text:span><text:span text:style-name="T18">)</text:span><text:span text:style-name="T11">M</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2:17:07.621618000</meta:creation-date>
    <dc:date>2017-04-27T17:48:09.672923000</dc:date>
    <meta:editing-duration>PT2H31M40S</meta:editing-duration>
    <meta:editing-cycles>16</meta:editing-cycles>
    <meta:generator>LibreOffice/5.1.2.2$MacOSX_X86_64 LibreOffice_project/d3bf12ecb743fc0d20e0be0c58ca359301eb705f</meta:generator>
    <meta:document-statistic meta:table-count="0" meta:image-count="0" meta:object-count="0" meta:page-count="5" meta:paragraph-count="109" meta:word-count="1067" meta:character-count="6621" meta:non-whitespace-character-count="5062"/>
  </office:meta>
</office:document-meta>
</file>